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4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ANDOM WALK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 text:style-name="P1">Random walk merupakan formalisasi metematis pada sebuah jalur dengan menggunakan konsep langkah secara acak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o Drunken Sailor</text:p>
          </draw:text-box>
        </draw:frame>
        <draw:frame presentation:style-name="pr4" draw:text-style-name="P2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">Asumsi : setiap blok berbentuk persegi dan pelaut MABUK!.</text:span></text:p>
              </text:list-header>
              <text:list-item>
                <text:p text:style-name="P2"><text:span text:style-name="T1">1st sailor :</text:span></text:p>
                <text:list>
                  <text:list-item>
                    <text:p text:style-name="P2"><text:span text:style-name="T1">Bergerak dari suatu persimpangan jalan</text:span></text:p>
                  </text:list-item>
                  <text:list-item>
                    <text:p text:style-name="P2"><text:span text:style-name="T1">Secara acak memilih arah ketika di persimpangan</text:span></text:p>
                  </text:list-item>
                </text:list>
              </text:list-item>
              <text:list-item>
                <text:p text:style-name="P2"><text:span text:style-name="T1">2nd sailor : </text:span></text:p>
                <text:list>
                  <text:list-item>
                    <text:p text:style-name="P2"><text:span text:style-name="T1">Setelah beberapa langkah berganti arah secara acak</text:span></text:p>
                  </text:list-item>
                  <text:list-item>
                    <text:p text:style-name="P2"><text:span text:style-name="T1">Ada kalanya si pelaut terhenti setelah beberapa langk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o Drunken Sailor</text:p>
          </draw:text-box>
        </draw:frame>
        <draw:frame presentation:style-name="pr4" draw:text-style-name="P3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text:style-name="P3"><text:span text:style-name="T2">Contoh simulasi two drunken sailor</text:span></text:p>
                <text:p text:style-name="P3"><text:span text:style-name="T2"><text:a xlink:href="http://www.chem.uoa.gr/applets/AppletSailor/Appl_Sailor2.html">Klik disini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kasu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Pergerakan atom pada kisi (2D)</text:p>
              </text:list-item>
              <text:list-item>
                <text:p>Pergerakan atom pada liquid (3D)</text:p>
              </text:list-item>
              <text:list-item>
                <text:p>Pergerakan foton pada bintang (3D)</text:p>
              </text:list-item>
              <text:list-item>
                <text:p>Pergerakan neutron pada serpihan material (3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ton in Stars</text:p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brie </meta:initial-creator>
    <meta:creation-date>2012-10-22T22:35:33</meta:creation-date>
    <dc:date>2012-10-22T23:18:32</dc:date>
    <dc:creator>febrie </dc:creator>
    <meta:editing-duration>PT31M23S</meta:editing-duration>
    <meta:editing-cycles>15</meta:editing-cycles>
    <meta:generator>LibreOffice/3.5$Linux_x86 LibreOffice_project/350m1$Build-2</meta:generator>
    <meta:document-statistic meta:object-count="41"/>
  </office:meta>
</office:document-meta>
</file>